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666.58mm" svg:height="192.57mm" svg:x="153.92mm" svg:y="9.3mm">
            <draw:object draw:notify-on-update-of-ranges="Лист1.E3:Лист1.E19 Лист1.D3:Лист1.D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87" calcext:value-type="float">
            <text:p>0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.00.0000</text:date>, <text:time style:data-style-name="N2" text:time-value="14:40:29.1825502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55:03.990840695</meta:creation-date>
    <dc:date>2015-09-30T18:59:42.328305230</dc:date>
    <meta:editing-duration>PT22M21S</meta:editing-duration>
    <meta:editing-cycles>4</meta:editing-cycles>
    <meta:generator>LibreOffice/4.4.3.2$Linux_X86_64 LibreOffice_project/40m0$Build-2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6.659cm" svg:height="19.258cm" xlink:href=".." xlink:type="simple" chart:class="chart:scatter" chart:style-name="ch1">
        <chart:legend chart:legend-position="end" svg:x="63.701cm" svg:y="9.33cm" style:legend-expansion="high" chart:style-name="ch2"/>
        <chart:plot-area chart:style-name="ch3" table:cell-range-address="Лист1.D3:Лист1.E19" svg:x="1.333cm" svg:y="0.385cm" svg:width="61.035cm" svg:height="18.488cm">
          <chartooo:coordinate-region svg:x="2.06cm" svg:y="0.584cm" svg:width="59.843cm" svg:height="17.6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E3:Лист1.E19" chart:class="chart:scatter">
            <chart:domain table:cell-range-address="Лист1.D3:Лист1.D19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D3:Лист1.D19</svg:desc>
                </draw:g>
              </table:table-cell>
              <table:table-cell office:value-type="float" office:value="0.52">
                <text:p>0.52</text:p>
                <draw:g>
                  <svg:desc>Лист1.E3:Лист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">
                <text:p>7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